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399" officeooo:paragraph-rsid="00228d5c"/>
    </style:style>
    <style:style style:name="P2" style:family="paragraph" style:parent-style-name="Standard">
      <style:text-properties officeooo:rsid="00228d5c" officeooo:paragraph-rsid="00228d5c"/>
    </style:style>
    <style:style style:name="P3" style:family="paragraph" style:parent-style-name="Standard">
      <style:text-properties officeooo:rsid="00228d5c" officeooo:paragraph-rsid="00241455"/>
    </style:style>
    <style:style style:name="P4" style:family="paragraph" style:parent-style-name="Standard">
      <style:text-properties officeooo:rsid="00241455" officeooo:paragraph-rsid="00241455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NDEDOR(nro_vend, nome_vend, sexo_vend, {CLIENTE(nro_cli, nome_cli, end_cli)})</text:p>
      <text:p text:style-name="P1"/>
      <text:p text:style-name="P2">Está na 1FN? Não, existe atributo multivalorado e composto.</text:p>
      <text:p text:style-name="P2"/>
      <text:p text:style-name="P2">VENDEDOR(<text:span text:style-name="T1">nro_vend</text:span>, nome_vend, sexo_vend);</text:p>
      <text:p text:style-name="P2">VENDEDOR_CLIENTE(<text:span text:style-name="T1">nro_vend</text:span>, <text:span text:style-name="T1">nro_cli</text:span>, nome_cli, end_cli);</text:p>
      <text:p text:style-name="P2"/>
      <text:p text:style-name="P4">Está na 2FN? Não, dependência parcial.</text:p>
      <text:p text:style-name="Standard"/>
      <text:p text:style-name="P3">VENDEDOR(<text:span text:style-name="T1">nro_vend</text:span>, nome_vend, sexo_vend);<text:line-break/>VENDEDOR_CLIENTE(<text:span text:style-name="T1">nro_vend</text:span>, <text:span text:style-name="T1">nro_cli</text:span>);</text:p>
      <text:p text:style-name="P3">CLIENTE(<text:span text:style-name="T1">nro_cli</text:span>, nome_cli, end_cli);</text:p>
      <text:p text:style-name="P4"/>
      <text:p text:style-name="P4">Está na 3FN? Si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4145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7T14:02:48.951000000</meta:creation-date>
    <dc:date>2021-04-27T15:12:10.146000000</dc:date>
    <meta:editing-duration>PT43M25S</meta:editing-duration>
    <meta:editing-cycles>16</meta:editing-cycles>
    <meta:generator>LibreOffice/7.1.0.3$Windows_x86 LibreOffice_project/f6099ecf3d29644b5008cc8f48f42f4a40986e4c</meta:generator>
    <meta:document-statistic meta:table-count="0" meta:image-count="0" meta:object-count="0" meta:page-count="1" meta:paragraph-count="8" meta:word-count="40" meta:character-count="403" meta:non-whitespace-character-count="371"/>
  </office:meta>
</office:document-meta>
</file>